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" svg:font-family="Aria"/>
    <style:font-face style:name="Aria1" svg:font-family="Aria" style:font-family-generic="roman"/>
    <style:font-face style:name="Arial" svg:font-family="Arial" style:font-family-generic="roman"/>
    <style:font-face style:name="DejaVu Sans" svg:font-family="'DejaVu Sans'" style:font-family-generic="roman"/>
    <style:font-face style:name="Droid Sans Fallback" svg:font-family="'Droid Sans Fallback'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Droid Sans Fallback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Droid Sans Fallback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4" style:family="text">
      <style:text-properties fo:color="#000000" style:text-outline="false" style:text-line-through-style="none" style:text-line-through-type="none" style:font-name="Droid Sans Fallback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7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Aria1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T10" style:family="text">
      <style:text-properties officeooo:rsid="000d6697"/>
    </style:style>
    <style:style style:name="T11" style:family="text">
      <style:text-properties fo:language="ja" fo:country="JP"/>
    </style:style>
    <style:style style:name="T12" style:family="text">
      <style:text-properties style:language-asian="ja" style:country-asian="JP"/>
    </style:style>
    <style:style style:name="T13" style:family="text">
      <style:text-properties fo:language="zh" fo:country="CN"/>
    </style:style>
    <style:style style:name="T14" style:family="text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這是 </text:span><text:span text:style-name="T5">1 </text:span><text:span text:style-name="T2">测试 记录 文本 语言自動檢查。 </text:span><text:span text:style-name="T5">[[[ comment here ]]] {1} </text:span><text:span text:style-name="T2">越來越多的文本中的</text:span><text:span text:style-name="T5">HTML</text:span><text:span text:style-name="T2">代碼</text:span><text:span text:style-name="T5">2</text:span><text:span text:style-name="T2">，這兩個塊 测试 </text:span><text:span text:style-name="T5">{/1} </text:span><text:bookmark text:name="result_box"/><text:span text:style-name="T14">我相信为了逃跑，他利用一群野鸟的迁徙。 在他离开的早晨，他把他的星球完美的秩序。 他仔细清理了他的活火山。 他拥有两座活火山</text:span><text:span text:style-name="T13">; </text:span><text:span text:style-name="T14">他们在早上加热他的早餐非常方便。 他也有一座灭绝的火山。 但是，正如他所说，“一个从来不知道！ 所以他也清除了灭绝的火山。 如果它们被清理干净，火山缓慢而稳定地燃烧，没有任何爆发。 火山喷发就像烟囱里的火焰一样。小王子也以一种沮丧的感觉拉开了猴面包布的最后一个小枝。 他相信他永远不会想回来。 但是在最后一天早上，所有这些熟悉的任务对他来说似乎都是非常宝贵的。 当他最后一次浇花时，准备把她放在玻璃地球的避风处，他意识到他非常接近泪水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" svg:font-family="Aria"/>
    <style:font-face style:name="Aria1" svg:font-family="Aria" style:font-family-generic="roman"/>
    <style:font-face style:name="Arial" svg:font-family="Arial" style:font-family-generic="roman"/>
    <style:font-face style:name="DejaVu Sans" svg:font-family="'DejaVu Sans'" style:font-family-generic="roman"/>
    <style:font-face style:name="Droid Sans Fallback" svg:font-family="'Droid Sans Fallback'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PH" style:letter-kerning="true" style:font-name-asian="Droid Sans Fallback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2:52:17.397644446</meta:creation-date>
    <dc:date>2017-06-02T08:26:24.581847595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312" meta:character-count="359" meta:non-whitespace-character-count="333"/>
  </office:meta>
</office:document-meta>
</file>